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949cm" fo:margin-left="0.064cm" table:align="left"/>
    </style:style>
    <style:style style:name="Tabela1.A" style:family="table-column">
      <style:table-column-properties style:column-width="4.207cm"/>
    </style:style>
    <style:style style:name="Tabela1.B" style:family="table-column">
      <style:table-column-properties style:column-width="4.048cm"/>
    </style:style>
    <style:style style:name="Tabela1.C" style:family="table-column">
      <style:table-column-properties style:column-width="4.445cm"/>
    </style:style>
    <style:style style:name="Tabela1.D" style:family="table-column">
      <style:table-column-properties style:column-width="4.249cm"/>
    </style:style>
    <style:style style:name="Tabela1.1" style:family="table-row">
      <style:table-row-properties style:min-row-height="0.397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1.886cm"/>
    </style:style>
    <style:style style:name="Tabela2.B" style:family="table-column">
      <style:table-column-properties style:column-width="12.592cm"/>
    </style:style>
    <style:style style:name="Tabela2.C" style:family="table-column">
      <style:table-column-properties style:column-width="1.196cm"/>
    </style:style>
    <style:style style:name="Tabela2.D" style:family="table-column">
      <style:table-column-properties style:column-width="1.33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-left="none" fo:border-right="none" fo:border-top="0.05pt solid #000000" fo:border-bottom="0.05pt solid #000000"/>
    </style:style>
    <style:style style:name="Tabela2.D1" style:family="table-cell">
      <style:table-cell-properties fo:padding="0.097cm" fo:border-left="none" fo:border-right="0.05pt solid #000000" fo:border-top="0.05pt solid #000000" fo:border-bottom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none" fo:border-right="none" fo:border-top="none" fo:border-bottom="0.05pt solid #000000"/>
    </style:style>
    <style:style style:name="Tabela2.D2" style:family="table-cell">
      <style:table-cell-properties fo:padding="0.097cm" fo:border-left="none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2.215cm"/>
    </style:style>
    <style:style style:name="Tabela3.B" style:family="table-column">
      <style:table-column-properties style:column-width="12.263cm"/>
    </style:style>
    <style:style style:name="Tabela3.C" style:family="table-column">
      <style:table-column-properties style:column-width="1.196cm"/>
    </style:style>
    <style:style style:name="Tabela3.D" style:family="table-column">
      <style:table-column-properties style:column-width="1.33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-left="none" fo:border-right="none" fo:border-top="0.05pt solid #000000" fo:border-bottom="0.05pt solid #000000"/>
    </style:style>
    <style:style style:name="Tabela3.D1" style:family="table-cell">
      <style:table-cell-properties fo:padding="0.097cm" fo:border-left="none" fo:border-right="0.05pt solid #000000" fo:border-top="0.05pt solid #000000" fo:border-bottom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none" fo:border-right="none" fo:border-top="none" fo:border-bottom="0.05pt solid #000000"/>
    </style:style>
    <style:style style:name="Tabela3.D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Table_20_Contents">
      <style:text-properties officeooo:rsid="001f54fc" officeooo:paragraph-rsid="001f54fc"/>
    </style:style>
    <style:style style:name="P2" style:family="paragraph" style:parent-style-name="Table_20_Contents">
      <style:text-properties officeooo:rsid="001f54fc" officeooo:paragraph-rsid="00200da1"/>
    </style:style>
    <style:style style:name="P3" style:family="paragraph" style:parent-style-name="Table_20_Contents">
      <style:text-properties fo:font-weight="bold" officeooo:rsid="001f54fc" officeooo:paragraph-rsid="001f54fc" style:font-weight-asian="bold" style:font-weight-complex="bold"/>
    </style:style>
    <style:style style:name="P4" style:family="paragraph" style:parent-style-name="Table_20_Contents">
      <style:text-properties fo:font-weight="bold" officeooo:rsid="00216a0e" officeooo:paragraph-rsid="00216a0e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253fd8" officeooo:paragraph-rsid="00253fd8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253fd8" officeooo:paragraph-rsid="0026c5ef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6c5ef" officeooo:paragraph-rsid="0026c5ef" style:font-weight-asian="bold" style:font-weight-complex="bold"/>
    </style:style>
    <style:style style:name="P8" style:family="paragraph" style:parent-style-name="Table_20_Contents">
      <style:text-properties officeooo:rsid="00200da1" officeooo:paragraph-rsid="00200da1"/>
    </style:style>
    <style:style style:name="P9" style:family="paragraph" style:parent-style-name="Table_20_Contents">
      <style:text-properties officeooo:rsid="0020e1a6" officeooo:paragraph-rsid="0020e1a6"/>
    </style:style>
    <style:style style:name="P10" style:family="paragraph" style:parent-style-name="Standard">
      <style:text-properties officeooo:rsid="001dba0c" officeooo:paragraph-rsid="001dba0c"/>
    </style:style>
    <style:style style:name="P11" style:family="paragraph" style:parent-style-name="Standard">
      <style:text-properties officeooo:rsid="00216a0e" officeooo:paragraph-rsid="00216a0e"/>
    </style:style>
    <style:style style:name="P12" style:family="paragraph" style:parent-style-name="Standard">
      <style:text-properties fo:font-weight="bold" officeooo:rsid="00216a0e" officeooo:paragraph-rsid="00216a0e" style:font-weight-asian="bold" style:font-weight-complex="bold"/>
    </style:style>
    <style:style style:name="P13" style:family="paragraph" style:parent-style-name="Standard">
      <style:text-properties fo:font-weight="bold" officeooo:rsid="00216a0e" officeooo:paragraph-rsid="0023ea82" style:font-weight-asian="bold" style:font-weight-complex="bold"/>
    </style:style>
    <style:style style:name="P14" style:family="paragraph" style:parent-style-name="Standard">
      <style:text-properties fo:font-weight="bold" officeooo:rsid="00216a0e" officeooo:paragraph-rsid="00253fd8" style:font-weight-asian="bold" style:font-weight-complex="bold"/>
    </style:style>
    <style:style style:name="P15" style:family="paragraph" style:parent-style-name="Standard">
      <style:text-properties fo:font-weight="bold" officeooo:rsid="00216a0e" officeooo:paragraph-rsid="0026c5ef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253fd8" officeooo:paragraph-rsid="00253fd8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253fd8" officeooo:paragraph-rsid="0026c5ef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26c5ef" officeooo:paragraph-rsid="0026c5ef" style:font-weight-asian="bold" style:font-weight-complex="bold"/>
    </style:style>
    <style:style style:name="P19" style:family="paragraph" style:parent-style-name="Standard">
      <style:text-properties fo:font-weight="normal" officeooo:rsid="00248130" officeooo:paragraph-rsid="00216a0e" style:font-weight-asian="normal" style:font-weight-complex="normal"/>
    </style:style>
    <style:style style:name="P20" style:family="paragraph" style:parent-style-name="Standard">
      <style:text-properties fo:font-weight="normal" officeooo:rsid="0026c5ef" officeooo:paragraph-rsid="0026c5ef" style:font-weight-asian="normal" style:font-weight-complex="normal"/>
    </style:style>
    <style:style style:name="P21" style:family="paragraph" style:parent-style-name="Standard">
      <style:text-properties officeooo:paragraph-rsid="0026c5ef"/>
    </style:style>
    <style:style style:name="P22" style:family="paragraph" style:parent-style-name="Standard">
      <style:text-properties officeooo:rsid="0028436e" officeooo:paragraph-rsid="0028436e"/>
    </style:style>
    <style:style style:name="P23" style:family="paragraph" style:parent-style-name="Text_20_body">
      <style:text-properties officeooo:rsid="00216a0e" officeooo:paragraph-rsid="00216a0e"/>
    </style:style>
    <style:style style:name="P24" style:family="paragraph" style:parent-style-name="Text_20_body" style:master-page-name="">
      <style:paragraph-properties fo:margin-top="0cm" fo:margin-bottom="0cm" style:contextual-spacing="false" fo:line-height="100%" style:page-number="auto"/>
      <style:text-properties officeooo:rsid="002317f6" officeooo:paragraph-rsid="002317f6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officeooo:rsid="0028436e" officeooo:paragraph-rsid="0028436e"/>
    </style:style>
    <style:style style:name="P26" style:family="paragraph" style:parent-style-name="Text_20_body">
      <style:paragraph-properties fo:margin-top="0cm" fo:margin-bottom="0cm" style:contextual-spacing="false" fo:line-height="100%"/>
      <style:text-properties officeooo:rsid="00216a0e" officeooo:paragraph-rsid="00216a0e"/>
    </style:style>
    <style:style style:name="P27" style:family="paragraph" style:parent-style-name="Standard">
      <style:paragraph-properties fo:text-align="center" style:justify-single-word="false"/>
      <style:text-properties fo:font-weight="bold" officeooo:rsid="0026c5ef" officeooo:paragraph-rsid="0026c5ef" style:font-weight-asian="bold" style:font-weight-complex="bold"/>
    </style:style>
    <style:style style:name="P28" style:family="paragraph" style:parent-style-name="Standard">
      <style:text-properties fo:font-weight="bold" officeooo:rsid="00216a0e" officeooo:paragraph-rsid="0026c5ef" style:font-weight-asian="bold" style:font-weight-complex="bold"/>
    </style:style>
    <style:style style:name="P29" style:family="paragraph" style:parent-style-name="Standard">
      <style:text-properties fo:font-weight="bold" officeooo:rsid="00216a0e" officeooo:paragraph-rsid="002af882" style:font-weight-asian="bold" style:font-weight-complex="bold"/>
    </style:style>
    <style:style style:name="P30" style:family="paragraph" style:parent-style-name="Standard">
      <style:text-properties fo:font-weight="bold" officeooo:rsid="00216a0e" officeooo:paragraph-rsid="00216a0e" style:font-weight-asian="bold" style:font-weight-complex="bold"/>
    </style:style>
    <style:style style:name="P31" style:family="paragraph" style:parent-style-name="Standard">
      <style:text-properties fo:font-weight="bold" officeooo:rsid="00216a0e" officeooo:paragraph-rsid="002df20b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weight="bold" officeooo:rsid="00253fd8" officeooo:paragraph-rsid="00253fd8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weight="bold" officeooo:rsid="00294466" officeooo:paragraph-rsid="00294466" style:font-weight-asian="bold" style:font-weight-complex="bold"/>
    </style:style>
    <style:style style:name="P34" style:family="paragraph" style:parent-style-name="Standard">
      <style:text-properties fo:font-weight="bold" officeooo:rsid="002aeace" officeooo:paragraph-rsid="002aeace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weight="bold" officeooo:rsid="002aeace" officeooo:paragraph-rsid="002aeace" style:font-weight-asian="bold" style:font-weight-complex="bold"/>
    </style:style>
    <style:style style:name="P36" style:family="paragraph" style:parent-style-name="Standard">
      <style:text-properties fo:font-weight="bold" officeooo:rsid="002af882" officeooo:paragraph-rsid="002af882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weight="bold" officeooo:rsid="002d6a43" officeooo:paragraph-rsid="002d6a43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3ea82" style:font-weight-asian="normal" style:font-weight-complex="normal"/>
    </style:style>
    <style:style style:name="T3" style:family="text">
      <style:text-properties fo:font-weight="normal" officeooo:rsid="00248130" style:font-weight-asian="normal" style:font-weight-complex="normal"/>
    </style:style>
    <style:style style:name="T4" style:family="text">
      <style:text-properties fo:font-weight="normal" officeooo:rsid="00253fd8" style:font-weight-asian="normal" style:font-weight-complex="normal"/>
    </style:style>
    <style:style style:name="T5" style:family="text">
      <style:text-properties fo:font-weight="normal" officeooo:rsid="002c4f74" style:font-weight-asian="normal" style:font-weight-complex="normal"/>
    </style:style>
    <style:style style:name="T6" style:family="text">
      <style:text-properties fo:font-weight="normal" officeooo:rsid="002af882" style:font-weight-asian="normal" style:font-weight-complex="normal"/>
    </style:style>
    <style:style style:name="T7" style:family="text">
      <style:text-properties fo:font-weight="normal" officeooo:rsid="002ef664" style:font-weight-asian="normal" style:font-weight-complex="normal"/>
    </style:style>
    <style:style style:name="T8" style:family="text">
      <style:text-properties officeooo:rsid="00294466"/>
    </style:style>
    <style:style style:name="T9" style:family="text">
      <style:text-properties officeooo:rsid="002d6a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Alunos: João Carlos Becker, Ivair Puerari, Eliton Traverssini, Marco A. Puton</text:p>
      <text:p text:style-name="P26"/>
      <text:p text:style-name="P25">Nome do produto: Tradebook</text:p>
      <text:p text:style-name="P26"/>
      <text:p text:style-name="P23">Interessados no projeto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">Stakeholders</text:p>
          </table:table-cell>
          <table:table-cell table:style-name="Tabela1.A1" office:value-type="string">
            <text:p text:style-name="P3">Principais requisitos</text:p>
          </table:table-cell>
          <table:table-cell table:style-name="Tabela1.A1" office:value-type="string">
            <text:p text:style-name="P3">Principais expectativas</text:p>
          </table:table-cell>
          <table:table-cell table:style-name="Tabela1.D1" office:value-type="string">
            <text:p text:style-name="P3">Nível de influência</text:p>
          </table:table-cell>
        </table:table-row>
        <table:table-row>
          <table:table-cell table:style-name="Tabela1.A2" office:value-type="string">
            <text:p text:style-name="P1">Administrador</text:p>
          </table:table-cell>
          <table:table-cell table:style-name="Tabela1.A2" office:value-type="string">
            <text:p text:style-name="P1">Bloquear/deletar usuários;</text:p>
            <text:p text:style-name="P1">Validar as publicações dos usuários.</text:p>
          </table:table-cell>
          <table:table-cell table:style-name="Tabela1.A2" office:value-type="string">
            <text:p text:style-name="P8">Manter um ambiente sem publicações ofensivas;</text:p>
            <text:p text:style-name="P8">Impedir cadastros de <text:s/>pessoas de comunidade externa.</text:p>
          </table:table-cell>
          <table:table-cell table:style-name="Tabela1.D2" office:value-type="string">
            <text:p text:style-name="P8">Médio</text:p>
          </table:table-cell>
        </table:table-row>
        <table:table-row>
          <table:table-cell table:style-name="Tabela1.A2" office:value-type="string">
            <text:p text:style-name="P1">Locatário da UFFS</text:p>
          </table:table-cell>
          <table:table-cell table:style-name="Tabela1.A2" office:value-type="string">
            <text:p text:style-name="P8">Alugar um livro;</text:p>
            <text:p text:style-name="P8">Trocar livros.</text:p>
          </table:table-cell>
          <table:table-cell table:style-name="Tabela1.A2" office:value-type="string">
            <text:p text:style-name="P9">Visualizar, alugar ou trocar livros.</text:p>
          </table:table-cell>
          <table:table-cell table:style-name="Tabela1.D2" office:value-type="string">
            <text:p text:style-name="P8">Alto</text:p>
          </table:table-cell>
        </table:table-row>
        <table:table-row>
          <table:table-cell table:style-name="Tabela1.A2" office:value-type="string">
            <text:p text:style-name="P1">Locador da UFFS</text:p>
          </table:table-cell>
          <table:table-cell table:style-name="Tabela1.A2" office:value-type="string">
            <text:p text:style-name="P2">Anunciar livros para empréstimo;</text:p>
            <text:p text:style-name="P8">Trocar livros.</text:p>
          </table:table-cell>
          <table:table-cell table:style-name="Tabela1.A2" office:value-type="string">
            <text:p text:style-name="P9">Cadastrar livros para serem alugados/trocados.</text:p>
          </table:table-cell>
          <table:table-cell table:style-name="Tabela1.D2" office:value-type="string">
            <text:p text:style-name="P8">Alto</text:p>
          </table:table-cell>
        </table:table-row>
        <table:table-row>
          <table:table-cell table:style-name="Tabela1.A2" office:value-type="string">
            <text:p text:style-name="P1">Anunciante de uma empresa</text:p>
          </table:table-cell>
          <table:table-cell table:style-name="Tabela1.A2" office:value-type="string">
            <text:p text:style-name="P8">Anunciar <text:s/>propaganda.</text:p>
          </table:table-cell>
          <table:table-cell table:style-name="Tabela1.A2" office:value-type="string">
            <text:p text:style-name="P9">Promover produtos através de publicidade.</text:p>
          </table:table-cell>
          <table:table-cell table:style-name="Tabela1.D2" office:value-type="string">
            <text:p text:style-name="P8">Baixo</text:p>
          </table:table-cell>
        </table:table-row>
      </table:table>
      <text:p text:style-name="P10"/>
      <text:p text:style-name="P10"/>
      <text:p text:style-name="P10"/>
      <text:p text:style-name="P10"/>
      <text:p text:style-name="P11">História dos usuários:</text:p>
      <text:p text:style-name="P1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7">ID</text:p>
          </table:table-cell>
          <table:table-cell table:style-name="Tabela2.B1" office:value-type="string">
            <text:p text:style-name="P5">Histórias</text:p>
          </table:table-cell>
          <table:table-cell table:style-name="Tabela2.B1" office:value-type="string">
            <text:p text:style-name="P5">Categoria</text:p>
          </table:table-cell>
          <table:table-cell table:style-name="Tabela2.D1" office:value-type="string">
            <text:p text:style-name="P5">Prioridade</text:p>
          </table:table-cell>
        </table:table-row>
        <table:table-row>
          <table:table-cell table:style-name="Tabela2.A2" office:value-type="string">
            <text:p text:style-name="P18">01</text:p>
          </table:table-cell>
          <table:table-cell table:style-name="Tabela2.B2" office:value-type="string">
            <text:p text:style-name="P12">Eu, como <text:span text:style-name="T1">administrador, </text:span><text:s/><text:tab/></text:p>
            <text:p text:style-name="P12"><text:tab/>preciso <text:span text:style-name="T1">de uma listagem de publicações</text:span></text:p>
            <text:p text:style-name="P12"><text:tab/>para <text:span text:style-name="T1">validá-las ou rejeitá-las caso sejam indevidas. </text:span></text:p>
          </table:table-cell>
          <table:table-cell table:style-name="Tabela2.B2" office:value-type="string">
            <text:p text:style-name="P16">Alto</text:p>
          </table:table-cell>
          <table:table-cell table:style-name="Tabela2.D2" office:value-type="string">
            <text:p text:style-name="P18">6</text:p>
          </table:table-cell>
        </table:table-row>
        <table:table-row>
          <table:table-cell table:style-name="Tabela2.A2" office:value-type="string">
            <text:p text:style-name="P18">02</text:p>
          </table:table-cell>
          <table:table-cell table:style-name="Tabela2.B2" office:value-type="string">
            <text:p text:style-name="P12">Eu, como <text:span text:style-name="T1">locatário, </text:span><text:s/><text:tab/></text:p>
            <text:p text:style-name="P12"><text:tab/>preciso <text:span text:style-name="T1">visualizar livros</text:span></text:p>
            <text:p text:style-name="P12"><text:tab/>para <text:span text:style-name="T1">alugar ou solicitar troca.</text:span></text:p>
            <text:p text:style-name="P31"><text:span text:style-name="T1"><text:s text:c="12"/></text:span><text:span text:style-name="T6">Versão 2.0</text:span></text:p>
          </table:table-cell>
          <table:table-cell table:style-name="Tabela2.B2" office:value-type="string">
            <text:p text:style-name="P16">Alto</text:p>
          </table:table-cell>
          <table:table-cell table:style-name="Tabela2.D2" office:value-type="string">
            <text:p text:style-name="P16">2</text:p>
          </table:table-cell>
        </table:table-row>
        <table:table-row>
          <table:table-cell table:style-name="Tabela2.A2" office:value-type="string">
            <text:p text:style-name="P33">04</text:p>
          </table:table-cell>
          <table:table-cell table:style-name="Tabela2.B2" office:value-type="string">
            <text:p text:style-name="P34">Eu, como<text:span text:style-name="T1"> locador</text:span></text:p>
            <text:p text:style-name="P34"><text:s text:c="10"/>preciso <text:span text:style-name="T1">alugar/trocar livros no sistema</text:span></text:p>
            <text:p text:style-name="P34"><text:s text:c="10"/>para <text:span text:style-name="T1">que seja permitido a interação dos usuários do sistema </text:span></text:p>
            <text:p text:style-name="P36"><text:span text:style-name="T1"><text:s text:c="10"/>versão 2.1 </text:span><text:span text:style-name="T5">22/08/2016</text:span></text:p>
          </table:table-cell>
          <table:table-cell table:style-name="Tabela2.B2" office:value-type="string">
            <text:p text:style-name="P35">Alto</text:p>
          </table:table-cell>
          <table:table-cell table:style-name="Tabela2.D2" office:value-type="string">
            <text:p text:style-name="P35">3</text:p>
          </table:table-cell>
        </table:table-row>
        <table:table-row>
          <table:table-cell table:style-name="Tabela2.A2" office:value-type="string">
            <text:p text:style-name="P18">03</text:p>
          </table:table-cell>
          <table:table-cell table:style-name="Tabela2.B2" office:value-type="string">
            <text:p text:style-name="P12">Eu, como <text:span text:style-name="T1">locador, </text:span><text:s/><text:tab/></text:p>
            <text:p text:style-name="P12"><text:tab/>preciso<text:span text:style-name="T1"> cadastrar livros no sistema</text:span></text:p>
            <text:p text:style-name="P12"><text:tab/>para <text:span text:style-name="T1">que sejam alugados ou trocados.</text:span></text:p>
          </table:table-cell>
          <table:table-cell table:style-name="Tabela2.B2" office:value-type="string">
            <text:p text:style-name="P16">Alto</text:p>
          </table:table-cell>
          <table:table-cell table:style-name="Tabela2.D2" office:value-type="string">
            <text:p text:style-name="P16">1</text:p>
          </table:table-cell>
        </table:table-row>
        <table:table-row>
          <table:table-cell table:style-name="Tabela2.A2" office:value-type="string">
            <text:p text:style-name="P18">0<text:span text:style-name="T9">5</text:span></text:p>
          </table:table-cell>
          <table:table-cell table:style-name="Tabela2.B2" office:value-type="string">
            <text:p text:style-name="P12">Eu, como <text:span text:style-name="T1">locador/</text:span><text:span text:style-name="T4">locatário</text:span><text:span text:style-name="T1">, </text:span><text:s/><text:tab/></text:p>
            <text:p text:style-name="P12"><text:tab/>preciso<text:span text:style-name="T1"> </text:span><text:span text:style-name="T2">avaliar empréstimos</text:span></text:p>
            <text:p text:style-name="P12"><text:tab/>para <text:span text:style-name="T2">saber a credibilidade do locatário/</text:span><text:span text:style-name="T4">locador</text:span><text:span text:style-name="T1">.</text:span></text:p>
          </table:table-cell>
          <table:table-cell table:style-name="Tabela2.B2" office:value-type="string">
            <text:p text:style-name="P16">Alto</text:p>
          </table:table-cell>
          <table:table-cell table:style-name="Tabela2.D2" office:value-type="string">
            <text:p text:style-name="P18">3</text:p>
          </table:table-cell>
        </table:table-row>
        <table:table-row>
          <table:table-cell table:style-name="Tabela2.A2" office:value-type="string">
            <text:p text:style-name="P18">0<text:span text:style-name="T9">6</text:span></text:p>
          </table:table-cell>
          <table:table-cell table:style-name="Tabela2.B2" office:value-type="string">
            <text:p text:style-name="P12">Eu, como <text:span text:style-name="T1">locador, </text:span><text:s/><text:tab/></text:p>
            <text:p text:style-name="P12"><text:tab/>preciso<text:span text:style-name="T1"> </text:span><text:span text:style-name="T3">realizar a alteração de status de uma publicação.</text:span></text:p>
            <text:p text:style-name="P12"><text:tab/>para <text:span text:style-name="T3">que o locatário tenha acesso a dados consistentes</text:span><text:span text:style-name="T1">.</text:span></text:p>
          </table:table-cell>
          <table:table-cell table:style-name="Tabela2.B2" office:value-type="string">
            <text:p text:style-name="P16">Alto</text:p>
          </table:table-cell>
          <table:table-cell table:style-name="Tabela2.D2" office:value-type="string">
            <text:p text:style-name="P18">4</text:p>
          </table:table-cell>
        </table:table-row>
        <text:soft-page-break/>
        <table:table-row>
          <table:table-cell table:style-name="Tabela2.A2" office:value-type="string">
            <text:p text:style-name="P18">0<text:span text:style-name="T9">7</text:span></text:p>
          </table:table-cell>
          <table:table-cell table:style-name="Tabela2.B2" office:value-type="string">
            <text:p text:style-name="P12">Eu, como <text:span text:style-name="T1">loca</text:span><text:span text:style-name="T3">tário</text:span><text:span text:style-name="T1">, </text:span><text:s/><text:tab/></text:p>
            <text:p text:style-name="P12"><text:tab/>preciso<text:span text:style-name="T1"> </text:span><text:span text:style-name="T3">visualizar o status de uma publicação</text:span></text:p>
            <text:p text:style-name="P12"><text:tab/>para <text:span text:style-name="T3">solicitar o livro</text:span><text:span text:style-name="T1">.</text:span></text:p>
          </table:table-cell>
          <table:table-cell table:style-name="Tabela2.B2" office:value-type="string">
            <text:p text:style-name="P16">Alto</text:p>
          </table:table-cell>
          <table:table-cell table:style-name="Tabela2.D2" office:value-type="string">
            <text:p text:style-name="P18">5</text:p>
          </table:table-cell>
        </table:table-row>
        <table:table-row>
          <table:table-cell table:style-name="Tabela2.A2" office:value-type="string">
            <text:p text:style-name="P18">0<text:span text:style-name="T9">8</text:span></text:p>
          </table:table-cell>
          <table:table-cell table:style-name="Tabela2.B2" office:value-type="string">
            <text:p text:style-name="P14">Eu, como <text:span text:style-name="T1">anunciante, </text:span><text:s/><text:tab/></text:p>
            <text:p text:style-name="P14"><text:tab/>preciso<text:span text:style-name="T1"> cadastrar publicações </text:span></text:p>
            <text:p text:style-name="P14"><text:tab/>para <text:span text:style-name="T1">que promova meus produtos.</text:span></text:p>
          </table:table-cell>
          <table:table-cell table:style-name="Tabela2.B2" office:value-type="string">
            <text:p text:style-name="P16">Alto</text:p>
          </table:table-cell>
          <table:table-cell table:style-name="Tabela2.D2" office:value-type="string">
            <text:p text:style-name="P18">7</text:p>
          </table:table-cell>
        </table:table-row>
        <table:table-row>
          <table:table-cell table:style-name="Tabela2.A2" office:value-type="string">
            <text:p text:style-name="P18">0<text:span text:style-name="T9">9</text:span></text:p>
          </table:table-cell>
          <table:table-cell table:style-name="Tabela2.B2" office:value-type="string">
            <text:p text:style-name="P13">Eu, como <text:span text:style-name="T1">locatário/</text:span><text:span text:style-name="T2">locador</text:span><text:span text:style-name="T1">, </text:span><text:s/><text:tab/></text:p>
            <text:p text:style-name="P13"><text:tab/>preciso <text:span text:style-name="T2">fazer cadastro no sistema</text:span></text:p>
            <text:p text:style-name="P13"><text:tab/>para <text:span text:style-name="T2">ter um login</text:span><text:span text:style-name="T1">.</text:span></text:p>
          </table:table-cell>
          <table:table-cell table:style-name="Tabela2.B2" office:value-type="string">
            <text:p text:style-name="P16">Médio</text:p>
          </table:table-cell>
          <table:table-cell table:style-name="Tabela2.D2" office:value-type="string">
            <text:p text:style-name="P18">4</text:p>
          </table:table-cell>
        </table:table-row>
        <table:table-row>
          <table:table-cell table:style-name="Tabela2.A2" office:value-type="string">
            <text:p text:style-name="P37">10</text:p>
          </table:table-cell>
          <table:table-cell table:style-name="Tabela2.B2" office:value-type="string">
            <text:p text:style-name="P13">Eu, como <text:span text:style-name="T1">locatário/</text:span><text:span text:style-name="T2">locador</text:span><text:span text:style-name="T1">, </text:span><text:s/><text:tab/></text:p>
            <text:p text:style-name="P13"><text:tab/>preciso <text:span text:style-name="T2">fazer login no sistema</text:span></text:p>
            <text:p text:style-name="P13"><text:tab/>para <text:span text:style-name="T2">fazer uso do sistema</text:span><text:span text:style-name="T1">.</text:span></text:p>
          </table:table-cell>
          <table:table-cell table:style-name="Tabela2.B2" office:value-type="string">
            <text:p text:style-name="P16">Médio</text:p>
          </table:table-cell>
          <table:table-cell table:style-name="Tabela2.D2" office:value-type="string">
            <text:p text:style-name="P18">6</text:p>
          </table:table-cell>
        </table:table-row>
        <table:table-row>
          <table:table-cell table:style-name="Tabela2.A2" office:value-type="string">
            <text:p text:style-name="P18">1<text:span text:style-name="T9">1</text:span></text:p>
          </table:table-cell>
          <table:table-cell table:style-name="Tabela2.B2" office:value-type="string">
            <text:p text:style-name="P13">Eu, como <text:span text:style-name="T1">locatário/</text:span><text:span text:style-name="T2">locador</text:span><text:span text:style-name="T1">, </text:span><text:s/><text:tab/></text:p>
            <text:p text:style-name="P13"><text:tab/>preciso <text:span text:style-name="T2">de uma aba de comentários</text:span></text:p>
            <text:p text:style-name="P13"><text:tab/>para <text:span text:style-name="T2">obter informações referentes ao livro</text:span><text:span text:style-name="T1">.</text:span></text:p>
          </table:table-cell>
          <table:table-cell table:style-name="Tabela2.B2" office:value-type="string">
            <text:p text:style-name="P16">Médio</text:p>
          </table:table-cell>
          <table:table-cell table:style-name="Tabela2.D2" office:value-type="string">
            <text:p text:style-name="P18">2</text:p>
          </table:table-cell>
        </table:table-row>
        <table:table-row>
          <table:table-cell table:style-name="Tabela2.A2" office:value-type="string">
            <text:p text:style-name="P18">1<text:span text:style-name="T9">2</text:span></text:p>
          </table:table-cell>
          <table:table-cell table:style-name="Tabela2.B2" office:value-type="string">
            <text:p text:style-name="P13">Eu, como <text:span text:style-name="T1">locatário/</text:span><text:span text:style-name="T2">locador</text:span><text:span text:style-name="T1">, </text:span><text:s/><text:tab/></text:p>
            <text:p text:style-name="P13"><text:tab/>preciso <text:span text:style-name="T3">de um chat</text:span></text:p>
            <text:p text:style-name="P13"><text:tab/>para <text:span text:style-name="T3">combinar condições de empréstimo</text:span><text:span text:style-name="T1">.</text:span></text:p>
          </table:table-cell>
          <table:table-cell table:style-name="Tabela2.B2" office:value-type="string">
            <text:p text:style-name="P16">Médio</text:p>
          </table:table-cell>
          <table:table-cell table:style-name="Tabela2.D2" office:value-type="string">
            <text:p text:style-name="P18">1</text:p>
          </table:table-cell>
        </table:table-row>
        <table:table-row>
          <table:table-cell table:style-name="Tabela2.A2" office:value-type="string">
            <text:p text:style-name="P18">1<text:span text:style-name="T9">3</text:span></text:p>
          </table:table-cell>
          <table:table-cell table:style-name="Tabela2.B2" office:value-type="string">
            <text:p text:style-name="P12">Eu, como <text:span text:style-name="T1">anunciante, </text:span><text:s/><text:tab/></text:p>
            <text:p text:style-name="P12"><text:tab/>preciso<text:span text:style-name="T1"> </text:span><text:span text:style-name="T4">realizar cadastro no sistema</text:span><text:span text:style-name="T1"> </text:span></text:p>
            <text:p text:style-name="P12"><text:tab/>para <text:span text:style-name="T4">realizar publicações</text:span><text:span text:style-name="T1">.</text:span></text:p>
          </table:table-cell>
          <table:table-cell table:style-name="Tabela2.B2" office:value-type="string">
            <text:p text:style-name="P16">Médio</text:p>
          </table:table-cell>
          <table:table-cell table:style-name="Tabela2.D2" office:value-type="string">
            <text:p text:style-name="P18">5</text:p>
          </table:table-cell>
        </table:table-row>
        <table:table-row>
          <table:table-cell table:style-name="Tabela2.A2" office:value-type="string">
            <text:p text:style-name="P7">1<text:span text:style-name="T9">4</text:span></text:p>
          </table:table-cell>
          <table:table-cell table:style-name="Tabela2.B2" office:value-type="string">
            <text:p text:style-name="P4">Eu, como <text:span text:style-name="T1">administrador, </text:span><text:s/><text:tab/></text:p>
            <text:p text:style-name="P12"><text:tab/>preciso<text:span text:style-name="T1"> de um painel administrativo de membros do sistema</text:span></text:p>
            <text:p text:style-name="P12"><text:tab/>para <text:span text:style-name="T1">gerenciar os usuários do portal.</text:span></text:p>
          </table:table-cell>
          <table:table-cell table:style-name="Tabela2.B2" office:value-type="string">
            <text:p text:style-name="P17">Médio</text:p>
          </table:table-cell>
          <table:table-cell table:style-name="Tabela2.D2" office:value-type="string">
            <text:p text:style-name="P7">3</text:p>
          </table:table-cell>
        </table:table-row>
      </table:table>
      <text:p text:style-name="P19"/>
      <text:p text:style-name="P20">MVP: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7">ID</text:p>
          </table:table-cell>
          <table:table-cell table:style-name="Tabela3.B1" office:value-type="string">
            <text:p text:style-name="P6">Histórias</text:p>
          </table:table-cell>
          <table:table-cell table:style-name="Tabela3.B1" office:value-type="string">
            <text:p text:style-name="P6">Categoria</text:p>
          </table:table-cell>
          <table:table-cell table:style-name="Tabela3.D1" office:value-type="string">
            <text:p text:style-name="P6">Prioridade</text:p>
          </table:table-cell>
        </table:table-row>
        <table:table-row>
          <table:table-cell table:style-name="Tabela3.A2" office:value-type="string">
            <text:p text:style-name="P18">01</text:p>
          </table:table-cell>
          <table:table-cell table:style-name="Tabela3.B2" office:value-type="string">
            <text:p text:style-name="P15">Eu, como <text:span text:style-name="T1">administrador, </text:span><text:s/><text:tab/></text:p>
            <text:p text:style-name="P15"><text:tab/>preciso <text:span text:style-name="T1">de uma listagem de publicações</text:span></text:p>
            <text:p text:style-name="P15"><text:tab/>para <text:span text:style-name="T1">validá-las ou rejeitá-las caso sejam indevidas. </text:span></text:p>
          </table:table-cell>
          <table:table-cell table:style-name="Tabela3.B2" office:value-type="string">
            <text:p text:style-name="P17">Alto</text:p>
          </table:table-cell>
          <table:table-cell table:style-name="Tabela3.D2" office:value-type="string">
            <text:p text:style-name="P35">7</text:p>
          </table:table-cell>
        </table:table-row>
        <table:table-row>
          <table:table-cell table:style-name="Tabela3.A2" office:value-type="string">
            <text:p text:style-name="P18">02</text:p>
          </table:table-cell>
          <table:table-cell table:style-name="Tabela3.B2" office:value-type="string">
            <text:p text:style-name="P15">Eu, como <text:span text:style-name="T1">locatário, </text:span><text:s/><text:tab/></text:p>
            <text:p text:style-name="P15"><text:tab/>preciso <text:span text:style-name="T1">visualizar livros</text:span></text:p>
            <text:p text:style-name="P15"><text:tab/>para <text:span text:style-name="T1">alugar ou solicitar troca.</text:span></text:p>
            <text:p text:style-name="P36"><text:span text:style-name="T1"><text:s text:c="10"/>Versão 2.0</text:span></text:p>
          </table:table-cell>
          <table:table-cell table:style-name="Tabela3.B2" office:value-type="string">
            <text:p text:style-name="P17">Alto</text:p>
          </table:table-cell>
          <table:table-cell table:style-name="Tabela3.D2" office:value-type="string">
            <text:p text:style-name="P17">2</text:p>
          </table:table-cell>
        </table:table-row>
        <table:table-row>
          <table:table-cell table:style-name="Tabela3.A2" office:value-type="string">
            <text:p text:style-name="P18">03</text:p>
          </table:table-cell>
          <table:table-cell table:style-name="Tabela3.B2" office:value-type="string">
            <text:p text:style-name="P15">Eu, como <text:span text:style-name="T1">locador, </text:span><text:s/><text:tab/></text:p>
            <text:p text:style-name="P15"><text:tab/>preciso<text:span text:style-name="T1"> cadastrar livros no sistema</text:span></text:p>
            <text:p text:style-name="P29"><text:tab/>para <text:span text:style-name="T1">que sejam alugados ou trocados.</text:span></text:p>
          </table:table-cell>
          <table:table-cell table:style-name="Tabela3.B2" office:value-type="string">
            <text:p text:style-name="P17">Alto</text:p>
          </table:table-cell>
          <table:table-cell table:style-name="Tabela3.D2" office:value-type="string">
            <text:p text:style-name="P17">1</text:p>
          </table:table-cell>
        </table:table-row>
        <table:table-row>
          <table:table-cell table:style-name="Tabela3.A2" office:value-type="string">
            <text:p text:style-name="P33">04</text:p>
          </table:table-cell>
          <table:table-cell table:style-name="Tabela3.B2" office:value-type="string">
            <text:p text:style-name="P34">Eu, como<text:span text:style-name="T1"> locador/</text:span><text:span text:style-name="T7">locatário</text:span></text:p>
            <text:p text:style-name="P34"><text:s text:c="10"/>preciso <text:span text:style-name="T1">alugar/trocar livros no sistema</text:span></text:p>
            <text:p text:style-name="P34"><text:s text:c="10"/>para <text:span text:style-name="T1">que seja permitido a interação dos usuários do sistema </text:span></text:p>
            <text:p text:style-name="P36"><text:span text:style-name="T1"><text:s text:c="10"/>versão 2.1 </text:span><text:span text:style-name="T5">22/08/2016</text:span></text:p>
          </table:table-cell>
          <table:table-cell table:style-name="Tabela3.B2" office:value-type="string">
            <text:p text:style-name="P35">Alto</text:p>
          </table:table-cell>
          <table:table-cell table:style-name="Tabela3.D2" office:value-type="string">
            <text:p text:style-name="P35">3</text:p>
          </table:table-cell>
        </table:table-row>
        <table:table-row>
          <table:table-cell table:style-name="Tabela3.A2" office:value-type="string">
            <text:p text:style-name="P18">0<text:span text:style-name="T8">5</text:span></text:p>
          </table:table-cell>
          <table:table-cell table:style-name="Tabela3.B2" office:value-type="string">
            <text:p text:style-name="P15">Eu, como <text:span text:style-name="T1">locador/</text:span><text:span text:style-name="T4">locatário</text:span><text:span text:style-name="T1">, </text:span><text:s/><text:tab/></text:p>
            <text:p text:style-name="P15"><text:tab/>preciso<text:span text:style-name="T1"> </text:span><text:span text:style-name="T2">avaliar empréstimos</text:span></text:p>
            <text:p text:style-name="P15"><text:tab/>para <text:span text:style-name="T2">saber a credibilidade do locatário/</text:span><text:span text:style-name="T4">locador</text:span><text:span text:style-name="T1">.</text:span></text:p>
          </table:table-cell>
          <table:table-cell table:style-name="Tabela3.B2" office:value-type="string">
            <text:p text:style-name="P17">Alto</text:p>
          </table:table-cell>
          <table:table-cell table:style-name="Tabela3.D2" office:value-type="string">
            <text:p text:style-name="P35">4</text:p>
          </table:table-cell>
        </table:table-row>
        <table:table-row>
          <table:table-cell table:style-name="Tabela3.A2" office:value-type="string">
            <text:p text:style-name="P18">0<text:span text:style-name="T8">6</text:span></text:p>
          </table:table-cell>
          <table:table-cell table:style-name="Tabela3.B2" office:value-type="string">
            <text:p text:style-name="P15">Eu, como <text:span text:style-name="T1">locador, </text:span><text:s/><text:tab/></text:p>
            <text:p text:style-name="P15"><text:soft-page-break/><text:tab/>preciso<text:span text:style-name="T1"> </text:span><text:span text:style-name="T3">realizar a alteração de status de uma publicação</text:span></text:p>
            <text:p text:style-name="P15"><text:tab/>para <text:span text:style-name="T3">que o locatário tenha acesso a dados consistentes</text:span><text:span text:style-name="T1">.</text:span></text:p>
          </table:table-cell>
          <table:table-cell table:style-name="Tabela3.B2" office:value-type="string">
            <text:p text:style-name="P17">Alto</text:p>
          </table:table-cell>
          <table:table-cell table:style-name="Tabela3.D2" office:value-type="string">
            <text:p text:style-name="P35">5</text:p>
          </table:table-cell>
        </table:table-row>
        <table:table-row>
          <table:table-cell table:style-name="Tabela3.A2" office:value-type="string">
            <text:p text:style-name="P18">0<text:span text:style-name="T8">7</text:span></text:p>
          </table:table-cell>
          <table:table-cell table:style-name="Tabela3.B2" office:value-type="string">
            <text:p text:style-name="P15">Eu, como <text:span text:style-name="T1">loca</text:span><text:span text:style-name="T3">tário</text:span><text:span text:style-name="T1">, </text:span><text:s/><text:tab/></text:p>
            <text:p text:style-name="P15"><text:tab/>preciso<text:span text:style-name="T1"> </text:span><text:span text:style-name="T3">visualizar o status de uma publicação</text:span></text:p>
            <text:p text:style-name="P15"><text:tab/>para <text:span text:style-name="T3">solicitar o livro</text:span><text:span text:style-name="T1">.</text:span></text:p>
          </table:table-cell>
          <table:table-cell table:style-name="Tabela3.B2" office:value-type="string">
            <text:p text:style-name="P17">Alto</text:p>
          </table:table-cell>
          <table:table-cell table:style-name="Tabela3.D2" office:value-type="string">
            <text:p text:style-name="P35">6</text:p>
          </table:table-cell>
        </table:table-row>
        <table:table-row>
          <table:table-cell table:style-name="Tabela3.A2" office:value-type="string">
            <text:p text:style-name="P18">0<text:span text:style-name="T8">8</text:span></text:p>
          </table:table-cell>
          <table:table-cell table:style-name="Tabela3.B2" office:value-type="string">
            <text:p text:style-name="P15">Eu, como <text:span text:style-name="T1">anunciante, </text:span><text:s/><text:tab/></text:p>
            <text:p text:style-name="P15"><text:tab/>preciso<text:span text:style-name="T1"> cadastrar publicações </text:span></text:p>
            <text:p text:style-name="P15"><text:tab/>para <text:span text:style-name="T1">que promova meus produtos.</text:span></text:p>
          </table:table-cell>
          <table:table-cell table:style-name="Tabela3.B2" office:value-type="string">
            <text:p text:style-name="P17">Alto</text:p>
          </table:table-cell>
          <table:table-cell table:style-name="Tabela3.D2" office:value-type="string">
            <text:p text:style-name="P35">8</text:p>
          </table:table-cell>
        </table:table-row>
      </table:table>
      <text:p text:style-name="P21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0:55:39.559669917</meta:creation-date>
    <dc:date>2016-08-22T11:43:15.426358551</dc:date>
    <meta:editing-duration>PT53M15S</meta:editing-duration>
    <meta:editing-cycles>15</meta:editing-cycles>
    <meta:generator>LibreOffice/4.2.8.2$Linux_X86_64 LibreOffice_project/420m0$Build-2</meta:generator>
    <meta:document-statistic meta:table-count="3" meta:image-count="0" meta:object-count="0" meta:page-count="3" meta:paragraph-count="173" meta:word-count="492" meta:character-count="3297" meta:non-whitespace-character-count="2787"/>
  </office:meta>
</office:document-meta>
</file>